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" style:parent-style-name="Normal" style:family="paragraph">
      <style:paragraph-properties fo:margin-bottom="0in" fo:line-height="100%"/>
    </style:style>
    <style:style style:name="T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9" style:parent-style-name="Normal" style:list-style-name="LFO1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24" style:parent-style-name="Normal" style:list-style-name="LFO1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7" style:parent-style-name="Normal" style:list-style-name="LFO2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0" style:parent-style-name="Normal" style:list-style-name="LFO2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4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3" style:parent-style-name="Normal" style:family="paragraph">
      <style:paragraph-properties fo:margin-bottom="0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4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5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72" style:parent-style-name="Normal" style:list-style-name="LFO3" style:family="paragraph">
      <style:paragraph-properties fo:margin-top="0.0694in" fo:margin-bottom="0.0694in" fo:line-height="100%"/>
    </style:style>
    <style:style style:name="T7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5" style:parent-style-name="Normal" style:list-style-name="LFO3" style:family="paragraph">
      <style:paragraph-properties fo:margin-top="0.0694in" fo:margin-bottom="0.0694in" fo:line-height="100%"/>
    </style:style>
    <style:style style:name="T7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7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7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0" style:parent-style-name="Normal" style:list-style-name="LFO3" style:family="paragraph">
      <style:paragraph-properties fo:margin-top="0.0694in" fo:margin-bottom="0.0694in" fo:line-height="100%"/>
    </style:style>
    <style:style style:name="T8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3" style:parent-style-name="Normal" style:family="paragraph">
      <style:paragraph-properties fo:margin-bottom="0in" fo:line-height="100%"/>
    </style:style>
    <style:style style:name="T8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8" style:parent-style-name="Normal" style:list-style-name="LFO4" style:family="paragraph">
      <style:paragraph-properties fo:margin-top="0.0694in" fo:margin-bottom="0.0694in" fo:line-height="100%"/>
    </style:style>
    <style:style style:name="T8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1" style:parent-style-name="Normal" style:list-style-name="LFO4" style:family="paragraph">
      <style:paragraph-properties fo:margin-top="0.0694in" fo:margin-bottom="0.0694in" fo:line-height="100%"/>
    </style:style>
    <style:style style:name="T9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9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4" style:parent-style-name="Normal" style:list-style-name="LFO4" style:family="paragraph">
      <style:paragraph-properties fo:margin-top="0.0694in" fo:margin-bottom="0.0694in" fo:line-height="100%"/>
    </style:style>
    <style:style style:name="T9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7" style:parent-style-name="Normal" style:list-style-name="LFO4" style:family="paragraph">
      <style:paragraph-properties fo:margin-top="0.0694in" fo:margin-bottom="0.0694in" fo:line-height="100%"/>
    </style:style>
    <style:style style:name="T9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9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0" style:parent-style-name="Normal" style:list-style-name="LFO4" style:family="paragraph">
      <style:paragraph-properties fo:margin-top="0.0694in" fo:margin-bottom="0.0694in" fo:line-height="100%"/>
    </style:style>
    <style:style style:name="T10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3" style:parent-style-name="Normal" style:list-style-name="LFO4" style:family="paragraph">
      <style:paragraph-properties fo:margin-top="0.0694in" fo:margin-bottom="0.0694in" fo:line-height="100%"/>
    </style:style>
    <style:style style:name="T10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0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6" style:parent-style-name="Normal" style:list-style-name="LFO4" style:family="paragraph">
      <style:paragraph-properties fo:margin-top="0.0694in" fo:margin-bottom="0.0694in" fo:line-height="100%"/>
    </style:style>
    <style:style style:name="T10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9" style:parent-style-name="Normal" style:list-style-name="LFO4" style:family="paragraph">
      <style:paragraph-properties fo:margin-top="0.0694in" fo:margin-bottom="0.0694in" fo:line-height="100%"/>
    </style:style>
    <style:style style:name="T1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1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1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1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16" style:parent-style-name="Normal" style:list-style-name="LFO4" style:family="paragraph">
      <style:paragraph-properties fo:margin-top="0.0694in" fo:margin-bottom="0.0694in" fo:line-height="100%"/>
    </style:style>
    <style:style style:name="T1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19" style:parent-style-name="Normal" style:list-style-name="LFO4" style:family="paragraph">
      <style:paragraph-properties fo:margin-top="0.0694in" fo:margin-bottom="0.0694in" fo:line-height="100%"/>
    </style:style>
    <style:style style:name="T1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22" style:parent-style-name="Normal" style:family="paragraph">
      <style:paragraph-properties fo:margin-bottom="0in" fo:line-height="100%"/>
    </style:style>
    <style:style style:name="T1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4" style:parent-style-name="Normal" style:family="paragraph">
      <style:paragraph-properties fo:margin-top="0.0694in" fo:margin-bottom="0.0694in" fo:line-height="100%"/>
    </style:style>
    <style:style style:name="T1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27" style:parent-style-name="Normal" style:list-style-name="LFO5" style:family="paragraph">
      <style:paragraph-properties fo:margin-top="0.0694in" fo:margin-bottom="0.0694in" fo:line-height="100%"/>
    </style:style>
    <style:style style:name="T12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0" style:parent-style-name="Normal" style:list-style-name="LFO5" style:family="paragraph">
      <style:paragraph-properties fo:margin-top="0.0694in" fo:margin-bottom="0.0694in" fo:line-height="100%"/>
    </style:style>
    <style:style style:name="T1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3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5" style:parent-style-name="Normal" style:list-style-name="LFO6" style:family="paragraph">
      <style:paragraph-properties fo:margin-top="0.0694in" fo:margin-bottom="0.0694in" fo:line-height="100%"/>
    </style:style>
    <style:style style:name="T13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3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8" style:parent-style-name="Normal" style:list-style-name="LFO6" style:family="paragraph">
      <style:paragraph-properties fo:margin-top="0.0694in" fo:margin-bottom="0.0694in" fo:line-height="100%"/>
    </style:style>
    <style:style style:name="T13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4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1" style:parent-style-name="Normal" style:family="paragraph">
      <style:paragraph-properties fo:margin-bottom="0in" fo:line-height="100%"/>
    </style:style>
    <style:style style:name="T14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7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efinition:</text:span></text:p>
      <text:p text:style-name="P3">Concurrency patterns are fundamental in modern software development. They enable different parts of a program to execute simultaneously, thereby enhancing performance and responsiveness. Futures and Pipelines are two such patterns, each with its unique advantages and use cases.</text:p>
      <text:p text:style-name="P4"><text:span text:style-name="T5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"><text:span text:style-name="T7">Futures:</text:span></text:p>
      <text:p text:style-name="P8">Futures represent a promise to deliver a result that is currently unknown but will be available in the future. They are particularly useful when parts of a program depend on the results of tasks that can run concurrently.</text:p>
      <text:p text:style-name="P9"><text:span text:style-name="T10">Example:</text:span></text:p>
      <text:p text:style-name="P11">csharp</text:p>
      <text:p text:style-name="P12">Kopier kode</text:p>
      <text:p text:style-name="P13">var a;<text:s/></text:p>
      <text:p text:style-name="P14">Task&lt;T&gt; futureb = Task.Run(() =&gt; F1(a));<text:s/></text:p>
      <text:p text:style-name="P15">var c = F2(a);<text:s/></text:p>
      <text:p text:style-name="P16">var d = F3(c);<text:s/></text:p>
      <text:p text:style-name="P17">F4(futureb.Result, d);</text:p>
      <text:p text:style-name="P18">In this example:</text:p>
      <text:list text:style-name="LFO1" text:continue-numbering="true">
        <text:list-item>
          <text:p text:style-name="P19"><text:span text:style-name="T20">Task.Run</text:span><text:span text:style-name="T21"><text:s/>initiates a task to execute function<text:s/></text:span><text:span text:style-name="T22">F1(a)</text:span><text:span text:style-name="T23"><text:s/>concurrently.</text:span></text:p>
        </text:list-item>
        <text:list-item>
          <text:p text:style-name="P24"><text:span text:style-name="T25">Meanwhile, the program continues to execute<text:s/></text:span><text:span text:style-name="T26">F2(a)</text:span><text:span text:style-name="T27"><text:s/>and<text:s/></text:span><text:span text:style-name="T28">F3(c)</text:span><text:span text:style-name="T29">.</text:span></text:p>
        </text:list-item>
        <text:list-item>
          <text:p text:style-name="P30"><text:span text:style-name="T31">F4</text:span><text:span text:style-name="T32"><text:s/>will eventually combine the results of these tasks, using<text:s/></text:span><text:span text:style-name="T33">futureb.Result</text:span><text:span text:style-name="T34"><text:s/>once it is available.</text:span></text:p>
        </text:list-item>
      </text:list>
      <text:p text:style-name="P35"><text:span text:style-name="T36">Key Points:</text:span></text:p>
      <text:list text:style-name="LFO2" text:continue-numbering="true">
        <text:list-item>
          <text:p text:style-name="P37"><text:span text:style-name="T38">Asynchronous Execution:</text:span><text:span text:style-name="T39"><text:s/>Futures allow tasks to run asynchronously, improving program responsiveness.</text:span></text:p>
        </text:list-item>
        <text:list-item>
          <text:p text:style-name="P40"><text:span text:style-name="T41">Result Handling:</text:span><text:span text:style-name="T42"><text:s/>The program can continue execution without waiting for the future task to complete, handling the result when it becomes available.</text:span></text:p>
        </text:list-item>
      </text:list>
      <text:p text:style-name="P43"><text:span text:style-name="T44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5"><text:span text:style-name="T46">Pipelines:</text:span></text:p>
      <text:p text:style-name="P47"><text:span text:style-name="T48">Pipelines involve a sequence of stages where the output of one stage is the input for the next. They are created using tasks and concurrent queues, specifically<text:s/></text:span><text:span text:style-name="T49">BlockingCollection&lt;T&gt;</text:span><text:span text:style-name="T50"><text:s/>in .NET.</text:span></text:p>
      <text:p text:style-name="P51"><text:span text:style-name="T52">Example:</text:span></text:p>
      <text:p text:style-name="P53">csharp</text:p>
      <text:p text:style-name="P54">Kopier kode</text:p>
      <text:p text:style-name="P55">void DoStage(BlockingCollection&lt;T&gt; input, BlockingCollection&lt;T&gt; output)<text:s/></text:p>
      <text:soft-page-break/>
      <text:p text:style-name="P56">{</text:p>
      <text:p text:style-name="P57"><text:s text:c="4"/>try</text:p>
      <text:p text:style-name="P58"><text:s text:c="4"/>{</text:p>
      <text:p text:style-name="P59"><text:s text:c="8"/>foreach (var item in input.GetConsumingEnumerable())<text:s/></text:p>
      <text:p text:style-name="P60"><text:s text:c="8"/>{</text:p>
      <text:p text:style-name="P61"><text:s text:c="12"/>var result = ProcessItem(item);<text:s/></text:p>
      <text:p text:style-name="P62"><text:s text:c="12"/>output.Add(result);<text:s/></text:p>
      <text:p text:style-name="P63"><text:s text:c="8"/>}</text:p>
      <text:p text:style-name="P64"><text:s text:c="4"/>}</text:p>
      <text:p text:style-name="P65"><text:s text:c="4"/>finally</text:p>
      <text:p text:style-name="P66"><text:s text:c="4"/>{</text:p>
      <text:p text:style-name="P67"><text:s text:c="8"/>output.CompleteAdding(); <text:s/></text:p>
      <text:p text:style-name="P68"><text:s text:c="4"/>}</text:p>
      <text:p text:style-name="P69">}</text:p>
      <text:p text:style-name="P70"><text:span text:style-name="T71">Key Points:</text:span></text:p>
      <text:list text:style-name="LFO3" text:continue-numbering="true">
        <text:list-item>
          <text:p text:style-name="P72"><text:span text:style-name="T73">BlockingCollection&lt;T&gt;:</text:span><text:span text:style-name="T74"><text:s/>Provides thread-safe operations and blocking and bounding capabilities.</text:span></text:p>
        </text:list-item>
        <text:list-item>
          <text:p text:style-name="P75"><text:span text:style-name="T76">GetConsumingEnumerable:</text:span><text:span text:style-name="T77"><text:s/>An iterator to get values from<text:s/></text:span><text:span text:style-name="T78">BlockingCollection&lt;T&gt;</text:span><text:span text:style-name="T79">.</text:span></text:p>
        </text:list-item>
        <text:list-item>
          <text:p text:style-name="P80"><text:span text:style-name="T81">CompleteAdding:</text:span><text:span text:style-name="T82"><text:s/>Signals that processing has finished, preventing further additions and avoiding race conditions.</text:span></text:p>
        </text:list-item>
      </text:list>
      <text:p text:style-name="P83"><text:span text:style-name="T84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85"><text:span text:style-name="T86">Pipelined Processing and SOLID Principles:</text:span></text:p>
      <text:p text:style-name="P87">Pipelined processing adheres to the SOLID principles of software design, ensuring robust, maintainable, and scalable software.</text:p>
      <text:list text:style-name="LFO4" text:continue-numbering="true">
        <text:list-item>
          <text:p text:style-name="P88"><text:span text:style-name="T89">Single Responsibility Principle (SRP):</text:span></text:p>
          <text:list text:continue-numbering="true">
            <text:list-item>
              <text:p text:style-name="P90">Each stage in a pipeline has a specific responsibility, processing input in a defined way to produce output.</text:p>
            </text:list-item>
            <text:list-item>
              <text:p text:style-name="P91"><text:span text:style-name="T92">Example:</text:span><text:span text:style-name="T93"><text:s/>In a data processing pipeline, one stage might be responsible for data validation, another for transformation, and a third for storage.</text:span></text:p>
            </text:list-item>
          </text:list>
        </text:list-item>
        <text:list-item>
          <text:p text:style-name="P94"><text:span text:style-name="T95">Open/Closed Principle (OCP):</text:span></text:p>
          <text:list text:continue-numbering="true">
            <text:list-item>
              <text:p text:style-name="P96">Pipelines are designed to be open for extension but closed for modification. New stages can be added without altering existing code, as long as they adhere to the expected input/output contracts.</text:p>
            </text:list-item>
            <text:list-item>
              <text:p text:style-name="P97"><text:span text:style-name="T98">Example:</text:span><text:span text:style-name="T99"><text:s/>Adding a new logging stage to a pipeline without changing the existing stages.</text:span></text:p>
            </text:list-item>
          </text:list>
        </text:list-item>
        <text:list-item>
          <text:p text:style-name="P100"><text:span text:style-name="T101">Liskov Substitution Principle (LSP):</text:span></text:p>
          <text:list text:continue-numbering="true">
            <text:list-item>
              <text:p text:style-name="P102">Stages in a pipeline should be replaceable with instances of their subtypes without altering the correctness of the program.</text:p>
            </text:list-item>
            <text:list-item>
              <text:p text:style-name="P103"><text:span text:style-name="T104">Example:</text:span><text:span text:style-name="T105"><text:s/>Replacing a data transformation stage with a more optimized version should not break the pipeline.</text:span></text:p>
            </text:list-item>
          </text:list>
        </text:list-item>
        <text:list-item>
          <text:p text:style-name="P106"><text:span text:style-name="T107">Interface Segregation Principle (ISP):</text:span></text:p>
          <text:list text:continue-numbering="true">
            <text:list-item>
              <text:p text:style-name="P108">Each stage should implement only the interfaces it needs, avoiding large, monolithic interfaces.</text:p>
            </text:list-item>
            <text:list-item>
              <text:p text:style-name="P109"><text:span text:style-name="T110">Example:</text:span><text:span text:style-name="T111"><text:s/>A stage responsible for data transformation should implement a<text:s/></text:span><text:span text:style-name="T112">Transform</text:span><text:span text:style-name="T113"><text:s/>interface, while a logging stage implements a<text:s/></text:span><text:span text:style-name="T114">Log</text:span><text:span text:style-name="T115"><text:s/>interface.</text:span></text:p>
            </text:list-item>
          </text:list>
        </text:list-item>
        <text:list-item>
          <text:p text:style-name="P116"><text:span text:style-name="T117">Dependency Inversion Principle (DIP):</text:span></text:p>
          <text:list text:continue-numbering="true">
            <text:list-item>
              <text:p text:style-name="P118">High-level modules (stages) should not depend on low-level modules; both should depend on abstractions.</text:p>
            </text:list-item>
            <text:list-item>
              <text:p text:style-name="P119"><text:span text:style-name="T120">Example:</text:span><text:span text:style-name="T121"><text:s/>Using interfaces or abstract classes for stages, allowing for flexible and interchangeable implementations.</text:span></text:p>
            </text:list-item>
          </text:list>
        </text:list-item>
      </text:list>
      <text:p text:style-name="P122"><text:span text:style-name="T123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24"><text:span text:style-name="T125">Comparison:</text:span></text:p>
      <text:p text:style-name="P126">While both Futures and Pipelines deal with concurrency, they serve different purposes:</text:p>
      <text:list text:style-name="LFO5" text:continue-numbering="true">
        <text:list-item>
          <text:p text:style-name="P127"><text:span text:style-name="T128">Futures:</text:span><text:span text:style-name="T129"><text:s/>Ideal for tasks that can run independently and concurrently, with results combined later.</text:span></text:p>
        </text:list-item>
        <text:list-item>
          <text:p text:style-name="P130"><text:span text:style-name="T131">Pipelines:</text:span><text:span text:style-name="T132"><text:s/>Best for tasks that process data in stages, where each stage depends on the output of the previous one.</text:span></text:p>
        </text:list-item>
      </text:list>
      <text:p text:style-name="P133"><text:span text:style-name="T134">Applications:</text:span></text:p>
      <text:list text:style-name="LFO6" text:continue-numbering="true">
        <text:list-item>
          <text:p text:style-name="P135"><text:span text:style-name="T136">Parallel Aggregation:</text:span><text:span text:style-name="T137"><text:s/>Both patterns can be used for aggregating data in parallel.</text:span></text:p>
        </text:list-item>
        <text:list-item>
          <text:p text:style-name="P138"><text:span text:style-name="T139">MapReduce:</text:span><text:span text:style-name="T140"><text:s/>Pipelines align well with the MapReduce paradigm, where data is processed and reduced in stages.</text:span></text:p>
        </text:list-item>
      </text:list>
      <text:p text:style-name="P141"><text:span text:style-name="T142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43"><text:span text:style-name="T144">Conclusion:</text:span></text:p>
      <text:p text:style-name="P145">In conclusion, understanding Futures and Pipelines is crucial for developing efficient concurrent programs. These patterns help break down complex tasks into manageable units, either by running them independently or in a structured sequence. By leveraging these patterns and adhering to the SOLID principles, developers can create more responsive, maintainable, and high-performance applications.</text:p>
      <text:p text:style-name="P146">Thank you for your attention. I am now open to any questions you may have.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Standardskrifttypeiafsnit"/>
    <style:style style:name="hljs-function" style:display-name="hljs-function" style:family="text" style:parent-style-name="Standardskrifttypeiafsnit"/>
    <style:style style:name="hljs-title" style:display-name="hljs-title" style:family="text" style:parent-style-name="Standardskrifttypeiafsnit"/>
    <style:style style:name="hljs-params" style:display-name="hljs-params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3T09:04:00Z</meta:creation-date>
    <dc:date>2024-06-03T09:04:00Z</dc:date>
    <meta:print-date>2024-06-03T08:57:00Z</meta:print-date>
    <meta:template xlink:href="Normal" xlink:type="simple"/>
    <meta:editing-cycles>2</meta:editing-cycles>
    <meta:editing-duration>PT60S</meta:editing-duration>
    <meta:document-statistic meta:page-count="3" meta:paragraph-count="9" meta:word-count="647" meta:character-count="4590" meta:row-count="32" meta:non-whitespace-character-count="3952"/>
  </office:meta>
</office:document-meta>
</file>